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52.01mm" svg:height="141.75mm" svg:x="107.09mm" svg:y="7.94mm">
            <draw:object draw:notify-on-update-of-ranges="Sheet1.B2:Sheet1.B11 Sheet1.C2:Sheet1.C11 Sheet1.D2:Sheet1.D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ime (s)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152832" calcext:value-type="float">
            <text:p>0.152832</text:p>
          </table:table-cell>
          <table:table-cell office:value-type="float" office:value="0.000053" calcext:value-type="float">
            <text:p>5.3E-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1714" calcext:value-type="float">
            <text:p>0.1714</text:p>
          </table:table-cell>
          <table:table-cell office:value-type="float" office:value="0.00089" calcext:value-type="float">
            <text:p>0.000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178" calcext:value-type="float">
            <text:p>0.000178</text:p>
          </table:table-cell>
          <table:table-cell office:value-type="float" office:value="0.199215" calcext:value-type="float">
            <text:p>0.199215</text:p>
          </table:table-cell>
          <table:table-cell office:value-type="float" office:value="0.000102" calcext:value-type="float">
            <text:p>0.0001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362" calcext:value-type="float">
            <text:p>0.000362</text:p>
          </table:table-cell>
          <table:table-cell office:value-type="float" office:value="0.222336" calcext:value-type="float">
            <text:p>0.222336</text:p>
          </table:table-cell>
          <table:table-cell office:value-type="float" office:value="0.000156" calcext:value-type="float">
            <text:p>0.0001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2984" calcext:value-type="float">
            <text:p>0.002984</text:p>
          </table:table-cell>
          <table:table-cell office:value-type="float" office:value="0.253697" calcext:value-type="float">
            <text:p>0.253697</text:p>
          </table:table-cell>
          <table:table-cell office:value-type="float" office:value="0.0003" calcext:value-type="float">
            <text:p>0.00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7872" calcext:value-type="float">
            <text:p>0.017872</text:p>
          </table:table-cell>
          <table:table-cell office:value-type="float" office:value="0.278648" calcext:value-type="float">
            <text:p>0.278648</text:p>
          </table:table-cell>
          <table:table-cell office:value-type="float" office:value="0.0015" calcext:value-type="float">
            <text:p>0.00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42987" calcext:value-type="float">
            <text:p>0.142987</text:p>
          </table:table-cell>
          <table:table-cell office:value-type="float" office:value="0.497863" calcext:value-type="float">
            <text:p>0.497863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607678" calcext:value-type="float">
            <text:p>1.607678</text:p>
          </table:table-cell>
          <table:table-cell office:value-type="float" office:value="1.369997" calcext:value-type="float">
            <text:p>1.369997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.466669" calcext:value-type="float">
            <text:p>18.466669</text:p>
          </table:table-cell>
          <table:table-cell office:value-type="float" office:value="9.761715" calcext:value-type="float">
            <text:p>9.761715</text:p>
          </table:table-cell>
          <table:table-cell office:value-type="float" office:value="3.579" calcext:value-type="float">
            <text:p>3.5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1.582591" calcext:value-type="float">
            <text:p>191.582591</text:p>
          </table:table-cell>
          <table:table-cell office:value-type="float" office:value="141.825728" calcext:value-type="float">
            <text:p>141.825728</text:p>
          </table:table-cell>
          <table:table-cell office:value-type="float" office:value="59.85772" calcext:value-type="float">
            <text:p>59.857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5">00/00/0000</text:date>, <text:time style:data-style-name="N2" text:time-value="21:08:25.3803666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9:50:35.029021106</meta:creation-date>
    <meta:generator>LibreOffice/6.1.5.2$Linux_X86_64 LibreOffice_project/10$Build-2</meta:generator>
    <dc:date>2019-04-15T21:16:53.570307641</dc:date>
    <meta:editing-duration>PT34M43S</meta:editing-duration>
    <meta:editing-cycles>6</meta:editing-cycles>
    <meta:document-statistic meta:table-count="1" meta:cell-count="42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202cm" svg:height="14.176cm" xlink:href=".." xlink:type="simple" chart:class="chart:line" chart:style-name="ch1">
        <chart:title svg:x="10.441cm" svg:y="0.419cm" chart:style-name="ch2">
          <text:p>N v/s Time(seconds)</text:p>
        </chart:title>
        <chart:legend chart:legend-position="end" svg:x="23.038cm" svg:y="6.291cm" style:legend-expansion="high" chart:style-name="ch3"/>
        <chart:plot-area chart:style-name="ch4" table:cell-range-address="Sheet1.B2:Sheet1.D11" chart:data-source-has-labels="row" svg:x="1.515cm" svg:y="1.481cm" svg:width="21.019cm" svg:height="11.431cm">
          <chartooo:coordinate-region svg:x="2.322cm" svg:y="1.68cm" svg:width="20.026cm" svg:height="10.585cm"/>
          <chart:axis chart:dimension="x" chart:name="primary-x" chart:style-name="ch5">
            <chart:title svg:x="11.848cm" svg:y="13.195cm" chart:style-name="ch6">
              <text:p>N</text:p>
            </chart:title>
          </chart:axis>
          <chart:axis chart:dimension="y" chart:name="primary-y" chart:style-name="ch5">
            <chart:title svg:x="0.451cm" svg:y="7.61cm" chart:style-name="ch7">
              <text:p>Time</text:p>
            </chart:title>
          </chart:axis>
          <chart:series chart:style-name="ch8" chart:values-cell-range-address="Sheet1.B2:Sheet1.B11" loext:label-string="serial" chart:class="chart:line">
            <chart:data-point chart:repeated="10"/>
          </chart:series>
          <chart:series chart:style-name="ch9" chart:values-cell-range-address="Sheet1.C2:Sheet1.C11" loext:label-string="mpi" chart:class="chart:line">
            <chart:data-point chart:repeated="10"/>
          </chart:series>
          <chart:series chart:style-name="ch10" chart:values-cell-range-address="Sheet1.D2:Sheet1.D11" loext:label-string="cuda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al</text:p>
              </table:table-cell>
              <table:table-cell office:value-type="string">
                <text:p>mpi</text:p>
              </table:table-cell>
              <table:table-cell office:value-type="string">
                <text:p>cud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87">
                <text:p>0.000087</text:p>
                <draw:g>
                  <svg:desc>Sheet1.B2:Sheet1.B11</svg:desc>
                </draw:g>
              </table:table-cell>
              <table:table-cell office:value-type="float" office:value="0.152832">
                <text:p>0.152832</text:p>
                <draw:g>
                  <svg:desc>Sheet1.C2:Sheet1.C11</svg:desc>
                </draw:g>
              </table:table-cell>
              <table:table-cell office:value-type="float" office:value="0.000053">
                <text:p>0.000053</text:p>
                <draw:g>
                  <svg:desc>Sheet1.D2:Sheet1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28">
                <text:p>0.000128</text:p>
              </table:table-cell>
              <table:table-cell office:value-type="float" office:value="0.1714">
                <text:p>0.1714</text:p>
              </table:table-cell>
              <table:table-cell office:value-type="float" office:value="0.00089">
                <text:p>0.000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178">
                <text:p>0.000178</text:p>
              </table:table-cell>
              <table:table-cell office:value-type="float" office:value="0.199215">
                <text:p>0.199215</text:p>
              </table:table-cell>
              <table:table-cell office:value-type="float" office:value="0.000102">
                <text:p>0.0001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362">
                <text:p>0.000362</text:p>
              </table:table-cell>
              <table:table-cell office:value-type="float" office:value="0.222336">
                <text:p>0.222336</text:p>
              </table:table-cell>
              <table:table-cell office:value-type="float" office:value="0.000156">
                <text:p>0.0001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984">
                <text:p>0.002984</text:p>
              </table:table-cell>
              <table:table-cell office:value-type="float" office:value="0.253697">
                <text:p>0.253697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7872">
                <text:p>0.017872</text:p>
              </table:table-cell>
              <table:table-cell office:value-type="float" office:value="0.278648">
                <text:p>0.278648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2987">
                <text:p>0.142987</text:p>
              </table:table-cell>
              <table:table-cell office:value-type="float" office:value="0.497863">
                <text:p>0.497863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07678">
                <text:p>1.607678</text:p>
              </table:table-cell>
              <table:table-cell office:value-type="float" office:value="1.369997">
                <text:p>1.369997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.466669">
                <text:p>18.466669</text:p>
              </table:table-cell>
              <table:table-cell office:value-type="float" office:value="9.761715">
                <text:p>9.761715</text:p>
              </table:table-cell>
              <table:table-cell office:value-type="float" office:value="3.579">
                <text:p>3.5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1.582591">
                <text:p>191.582591</text:p>
              </table:table-cell>
              <table:table-cell office:value-type="float" office:value="141.825728">
                <text:p>141.825728</text:p>
              </table:table-cell>
              <table:table-cell office:value-type="float" office:value="59.85772">
                <text:p>59.857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